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66CC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66CC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fo:background-color="#66CCFF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883958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2" table:style-name="ce2">
            <text:p>Python3.5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9">
            <text:p>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42.151000000000003" table:style-name="ce17">
            <text:p>42.151</text:p>
          </table:table-cell>
          <table:table-cell office:value-type="float" office:value="310.904" table:style-name="ce17">
            <text:p>310.904</text:p>
          </table:table-cell>
          <table:table-cell office:value-type="float" office:value="2657.2170000000001" table:style-name="ce17">
            <text:p>2657.217</text:p>
          </table:table-cell>
          <table:table-cell office:value-type="float" office:value="22434.462" table:style-name="ce17">
            <text:p>22434.462</text:p>
          </table:table-cell>
          <table:table-cell office:value-type="float" office:value="184035.39199999999" table:style-name="ce17">
            <text:p>184035.392</text:p>
          </table:table-cell>
          <table:table-cell office:value-type="float" office:value="1545474.1640000001" table:style-name="ce17">
            <text:p>1545474.164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41.412999999999997" table:style-name="ce17">
            <text:p>41.413</text:p>
          </table:table-cell>
          <table:table-cell office:value-type="float" office:value="317.33300000000003" table:style-name="ce17">
            <text:p>317.333</text:p>
          </table:table-cell>
          <table:table-cell office:value-type="float" office:value="2672.1909999999998" table:style-name="ce17">
            <text:p>2672.191</text:p>
          </table:table-cell>
          <table:table-cell office:value-type="float" office:value="22615.633000000002" table:style-name="ce17">
            <text:p>22615.633</text:p>
          </table:table-cell>
          <table:table-cell office:value-type="float" office:value="184488.747" table:style-name="ce17">
            <text:p>184488.747</text:p>
          </table:table-cell>
          <table:table-cell office:value-type="float" office:value="1476061.1089999999" table:style-name="ce17">
            <text:p>1476061.109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43.539000000000001" table:style-name="ce17">
            <text:p>43.539</text:p>
          </table:table-cell>
          <table:table-cell office:value-type="float" office:value="325.10000000000002" table:style-name="ce17">
            <text:p>325.1</text:p>
          </table:table-cell>
          <table:table-cell office:value-type="float" office:value="2803.7339999999999" table:style-name="ce17">
            <text:p>2803.734</text:p>
          </table:table-cell>
          <table:table-cell office:value-type="float" office:value="22721.923999999999" table:style-name="ce17">
            <text:p>22721.924</text:p>
          </table:table-cell>
          <table:table-cell office:value-type="float" office:value="184068.90400000001" table:style-name="ce17">
            <text:p>184068.904</text:p>
          </table:table-cell>
          <table:table-cell office:value-type="float" office:value="1469058.6780000001" table:style-name="ce17">
            <text:p>1469058.678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41.575000000000003" table:style-name="ce17">
            <text:p>41.575</text:p>
          </table:table-cell>
          <table:table-cell office:value-type="float" office:value="310.47000000000003" table:style-name="ce17">
            <text:p>310.47</text:p>
          </table:table-cell>
          <table:table-cell office:value-type="float" office:value="2698.6329999999998" table:style-name="ce17">
            <text:p>2698.633</text:p>
          </table:table-cell>
          <table:table-cell office:value-type="float" office:value="22553.105" table:style-name="ce17">
            <text:p>22553.105</text:p>
          </table:table-cell>
          <table:table-cell office:value-type="float" office:value="184614.69399999999" table:style-name="ce17">
            <text:p>184614.694</text:p>
          </table:table-cell>
          <table:table-cell office:value-type="float" office:value="1479633.348" table:style-name="ce17">
            <text:p>1479633.348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40.886000000000003" table:style-name="ce17">
            <text:p>40.886</text:p>
          </table:table-cell>
          <table:table-cell office:value-type="float" office:value="322.59500000000003" table:style-name="ce17">
            <text:p>322.595</text:p>
          </table:table-cell>
          <table:table-cell office:value-type="float" office:value="2771.1060000000002" table:style-name="ce17">
            <text:p>2771.106</text:p>
          </table:table-cell>
          <table:table-cell office:value-type="float" office:value="22960.04" table:style-name="ce17">
            <text:p>22960.04</text:p>
          </table:table-cell>
          <table:table-cell office:value-type="float" office:value="185128.69399999999" table:style-name="ce17">
            <text:p>185128.694</text:p>
          </table:table-cell>
          <table:table-cell office:value-type="float" office:value="1493786.2660000001" table:style-name="ce17">
            <text:p>1493786.266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41.912799999999997" table:formula="msoxl:=AVERAGE(B5:B9)" table:style-name="ce18">
            <text:p>41.9128</text:p>
          </table:table-cell>
          <table:table-cell office:value-type="float" office:value="317.28040000000004" table:formula="msoxl:=AVERAGE(C5:C9)" table:style-name="ce18">
            <text:p>317.2804</text:p>
          </table:table-cell>
          <table:table-cell office:value-type="float" office:value="2720.5762" table:formula="msoxl:=AVERAGE(D5:D9)" table:style-name="ce18">
            <text:p>2720.5762</text:p>
          </table:table-cell>
          <table:table-cell office:value-type="float" office:value="22657.032799999997" table:formula="msoxl:=AVERAGE(E5:E9)" table:style-name="ce18">
            <text:p>22657.0328</text:p>
          </table:table-cell>
          <table:table-cell office:value-type="float" office:value="184467.2862" table:formula="msoxl:=AVERAGE(F5:F9)" table:style-name="ce18">
            <text:p>184467.2862</text:p>
          </table:table-cell>
          <table:table-cell office:value-type="float" office:value="1492802.713" table:formula="msoxl:=AVERAGE(G5:G9)" table:style-name="ce18">
            <text:p>1492802.713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2">
          <table:table-cell office:value-type="string" table:style-name="ce9">
            <text:p>Better 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4.1463349999999997" table:style-name="ce17">
            <text:p>4.146335</text:p>
          </table:table-cell>
          <table:table-cell office:value-type="float" office:value="16.572707000000001" table:style-name="ce17">
            <text:p>16.572707</text:p>
          </table:table-cell>
          <table:table-cell office:value-type="float" office:value="68.384231" table:style-name="ce17">
            <text:p>68.384231</text:p>
          </table:table-cell>
          <table:table-cell office:value-type="float" office:value="269.79503199999999" table:style-name="ce17">
            <text:p>269.795032</text:p>
          </table:table-cell>
          <table:table-cell office:value-type="float" office:value="1093.7297490000001" table:style-name="ce17">
            <text:p>1093.729749</text:p>
          </table:table-cell>
          <table:table-cell office:value-type="float" office:value="4416.5174150000003" table:style-name="ce17">
            <text:p>4416.517415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4.1527139999999996" table:style-name="ce17">
            <text:p>4.152714</text:p>
          </table:table-cell>
          <table:table-cell office:value-type="float" office:value="16.686510999999999" table:style-name="ce17">
            <text:p>16.686511</text:p>
          </table:table-cell>
          <table:table-cell office:value-type="float" office:value="68.788464000000005" table:style-name="ce17">
            <text:p>68.788464</text:p>
          </table:table-cell>
          <table:table-cell office:value-type="float" office:value="272.61770000000001" table:style-name="ce17">
            <text:p>272.6177</text:p>
          </table:table-cell>
          <table:table-cell office:value-type="float" office:value="1086.5260929999999" table:style-name="ce17">
            <text:p>1086.526093</text:p>
          </table:table-cell>
          <table:table-cell office:value-type="float" office:value="4290.9388559999998" table:style-name="ce17">
            <text:p>4290.938856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4.1630520000000004" table:style-name="ce17">
            <text:p>4.163052</text:p>
          </table:table-cell>
          <table:table-cell office:value-type="float" office:value="16.736764999999998" table:style-name="ce17">
            <text:p>16.736765</text:p>
          </table:table-cell>
          <table:table-cell office:value-type="float" office:value="68.965080999999998" table:style-name="ce17">
            <text:p>68.965081</text:p>
          </table:table-cell>
          <table:table-cell office:value-type="float" office:value="271.76440600000001" table:style-name="ce17">
            <text:p>271.764406</text:p>
          </table:table-cell>
          <table:table-cell office:value-type="float" office:value="1084.9710640000001" table:style-name="ce17">
            <text:p>1084.971064</text:p>
          </table:table-cell>
          <table:table-cell office:value-type="float" office:value="4283.0295820000001" table:style-name="ce17">
            <text:p>4283.029582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4.2516670000000003" table:style-name="ce17">
            <text:p>4.251667</text:p>
          </table:table-cell>
          <table:table-cell office:value-type="float" office:value="18.106293000000001" table:style-name="ce17">
            <text:p>18.106293</text:p>
          </table:table-cell>
          <table:table-cell office:value-type="float" office:value="68.465385999999995" table:style-name="ce17">
            <text:p>68.465386</text:p>
          </table:table-cell>
          <table:table-cell office:value-type="float" office:value="271.77710400000001" table:style-name="ce17">
            <text:p>271.777104</text:p>
          </table:table-cell>
          <table:table-cell office:value-type="float" office:value="1086.896538" table:style-name="ce17">
            <text:p>1086.896538</text:p>
          </table:table-cell>
          <table:table-cell office:value-type="float" office:value="4305.7118890000002" table:style-name="ce17">
            <text:p>4305.711889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4.2202510000000002" table:style-name="ce17">
            <text:p>4.220251</text:p>
          </table:table-cell>
          <table:table-cell office:value-type="float" office:value="17.631703000000002" table:style-name="ce17">
            <text:p>17.631703</text:p>
          </table:table-cell>
          <table:table-cell office:value-type="float" office:value="68.033299" table:style-name="ce17">
            <text:p>68.033299</text:p>
          </table:table-cell>
          <table:table-cell office:value-type="float" office:value="271.40933899999999" table:style-name="ce20">
            <text:p>271.409339</text:p>
          </table:table-cell>
          <table:table-cell office:value-type="float" office:value="1091.6906770000001" table:style-name="ce17">
            <text:p>1091.690677</text:p>
          </table:table-cell>
          <table:table-cell office:value-type="float" office:value="4305.382415" table:style-name="ce20">
            <text:p>4305.382415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4.1868038000000007" table:formula="msoxl:=AVERAGE(B14:B18)" table:style-name="ce18">
            <text:p>4.1868038</text:p>
          </table:table-cell>
          <table:table-cell office:value-type="float" office:value="17.1467958" table:formula="msoxl:=AVERAGE(C14:C18)" table:style-name="ce18">
            <text:p>17.1467958</text:p>
          </table:table-cell>
          <table:table-cell office:value-type="float" office:value="68.527292200000005" table:formula="msoxl:=AVERAGE(D14:D18)" table:style-name="ce18">
            <text:p>68.5272922</text:p>
          </table:table-cell>
          <table:table-cell office:value-type="float" office:value="271.47271620000004" table:formula="msoxl:=AVERAGE(E14:E18)" table:style-name="ce18">
            <text:p>271.4727162</text:p>
          </table:table-cell>
          <table:table-cell office:value-type="float" office:value="1088.7628241999998" table:formula="msoxl:=AVERAGE(F14:F18)" table:style-name="ce18">
            <text:p>1088.762824</text:p>
          </table:table-cell>
          <table:table-cell office:value-type="float" office:value="4320.3160313999997" table:formula="msoxl:=AVERAGE(G14:G18)" table:style-name="ce18">
            <text:p>4320.316031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2">
          <table:table-cell office:value-type="string" table:style-name="ce9">
            <text:p>Divide and Conquer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.66782799999999998" table:style-name="ce17">
            <text:p>0.667828</text:p>
          </table:table-cell>
          <table:table-cell office:value-type="float" office:value="1.423543" table:style-name="ce17">
            <text:p>1.423543</text:p>
          </table:table-cell>
          <table:table-cell office:value-type="float" office:value="3.046748" table:style-name="ce17">
            <text:p>3.046748</text:p>
          </table:table-cell>
          <table:table-cell office:value-type="float" office:value="6.4851939999999999" table:style-name="ce17">
            <text:p>6.485194</text:p>
          </table:table-cell>
          <table:table-cell office:value-type="float" office:value="14.017516000000001" table:style-name="ce17">
            <text:p>14.017516</text:p>
          </table:table-cell>
          <table:table-cell office:value-type="float" office:value="29.307442999999999" table:style-name="ce17">
            <text:p>29.307443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.79805300000000001" table:style-name="ce17">
            <text:p>0.798053</text:p>
          </table:table-cell>
          <table:table-cell office:value-type="float" office:value="1.706415" table:style-name="ce17">
            <text:p>1.706415</text:p>
          </table:table-cell>
          <table:table-cell office:value-type="float" office:value="3.6437919999999999" table:style-name="ce17">
            <text:p>3.643792</text:p>
          </table:table-cell>
          <table:table-cell office:value-type="float" office:value="7.8831610000000003" table:style-name="ce17">
            <text:p>7.883161</text:p>
          </table:table-cell>
          <table:table-cell office:value-type="float" office:value="16.948674" table:style-name="ce17">
            <text:p>16.948674</text:p>
          </table:table-cell>
          <table:table-cell office:value-type="float" office:value="35.697266999999997" table:style-name="ce17">
            <text:p>35.697267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0.79769000000000001" table:style-name="ce17">
            <text:p>0.79769</text:p>
          </table:table-cell>
          <table:table-cell office:value-type="float" office:value="1.678185" table:style-name="ce17">
            <text:p>1.678185</text:p>
          </table:table-cell>
          <table:table-cell office:value-type="float" office:value="3.7029369999999999" table:style-name="ce17">
            <text:p>3.702937</text:p>
          </table:table-cell>
          <table:table-cell office:value-type="float" office:value="7.8870570000000004" table:style-name="ce17">
            <text:p>7.887057</text:p>
          </table:table-cell>
          <table:table-cell office:value-type="float" office:value="16.965382999999999" table:style-name="ce17">
            <text:p>16.965383</text:p>
          </table:table-cell>
          <table:table-cell office:value-type="float" office:value="35.720154999999998" table:style-name="ce17">
            <text:p>35.720155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.79867600000000005" table:style-name="ce17">
            <text:p>0.798676</text:p>
          </table:table-cell>
          <table:table-cell office:value-type="float" office:value="1.7012119999999999" table:style-name="ce17">
            <text:p>1.701212</text:p>
          </table:table-cell>
          <table:table-cell office:value-type="float" office:value="3.6686369999999999" table:style-name="ce17">
            <text:p>3.668637</text:p>
          </table:table-cell>
          <table:table-cell office:value-type="float" office:value="7.8644860000000003" table:style-name="ce17">
            <text:p>7.864486</text:p>
          </table:table-cell>
          <table:table-cell office:value-type="float" office:value="17.203579999999999" table:style-name="ce17">
            <text:p>17.20358</text:p>
          </table:table-cell>
          <table:table-cell office:value-type="float" office:value="38.363922000000002" table:style-name="ce17">
            <text:p>38.363922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.79708900000000005" table:style-name="ce17">
            <text:p>0.797089</text:p>
          </table:table-cell>
          <table:table-cell office:value-type="float" office:value="1.695006" table:style-name="ce17">
            <text:p>1.695006</text:p>
          </table:table-cell>
          <table:table-cell office:value-type="float" office:value="3.8159230000000002" table:style-name="ce17">
            <text:p>3.815923</text:p>
          </table:table-cell>
          <table:table-cell office:value-type="float" office:value="7.9094379999999997" table:style-name="ce20">
            <text:p>7.909438</text:p>
          </table:table-cell>
          <table:table-cell office:value-type="float" office:value="16.933554000000001" table:style-name="ce17">
            <text:p>16.933554</text:p>
          </table:table-cell>
          <table:table-cell office:value-type="float" office:value="35.674517999999999" table:style-name="ce20">
            <text:p>35.674518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0.77186719999999998" table:formula="msoxl:=AVERAGE(B23:B27)" table:style-name="ce18">
            <text:p>0.7718672</text:p>
          </table:table-cell>
          <table:table-cell office:value-type="float" office:value="1.6408722" table:formula="msoxl:=AVERAGE(C23:C27)" table:style-name="ce18">
            <text:p>1.6408722</text:p>
          </table:table-cell>
          <table:table-cell office:value-type="float" office:value="3.5756074000000004" table:formula="msoxl:=AVERAGE(D23:D27)" table:style-name="ce18">
            <text:p>3.5756074</text:p>
          </table:table-cell>
          <table:table-cell office:value-type="float" office:value="7.6058672000000005" table:formula="msoxl:=AVERAGE(E23:E27)" table:style-name="ce18">
            <text:p>7.6058672</text:p>
          </table:table-cell>
          <table:table-cell office:value-type="float" office:value="16.413741399999999" table:formula="msoxl:=AVERAGE(F23:F27)" table:style-name="ce18">
            <text:p>16.4137414</text:p>
          </table:table-cell>
          <table:table-cell office:value-type="float" office:value="34.952660999999999" table:formula="msoxl:=AVERAGE(G23:G27)" table:style-name="ce18">
            <text:p>34.952661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2">
          <table:table-cell office:value-type="string" table:style-name="ce9">
            <text:p>Dynamic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9.3169000000000002E-2" table:style-name="ce17">
            <text:p>0.093169</text:p>
          </table:table-cell>
          <table:table-cell office:value-type="float" office:value="0.17688699999999999" table:style-name="ce17">
            <text:p>0.176887</text:p>
          </table:table-cell>
          <table:table-cell office:value-type="float" office:value="0.32907900000000001" table:style-name="ce17">
            <text:p>0.329079</text:p>
          </table:table-cell>
          <table:table-cell office:value-type="float" office:value="0.65336099999999997" table:style-name="ce17">
            <text:p>0.653361</text:p>
          </table:table-cell>
          <table:table-cell office:value-type="float" office:value="1.2723960000000001" table:style-name="ce17">
            <text:p>1.272396</text:p>
          </table:table-cell>
          <table:table-cell office:value-type="float" office:value="2.7025899999999998" table:style-name="ce17">
            <text:p>2.70259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9.3514E-2" table:style-name="ce17">
            <text:p>0.093514</text:p>
          </table:table-cell>
          <table:table-cell office:value-type="float" office:value="0.17544599999999999" table:style-name="ce17">
            <text:p>0.175446</text:p>
          </table:table-cell>
          <table:table-cell office:value-type="float" office:value="0.34905199999999997" table:style-name="ce17">
            <text:p>0.349052</text:p>
          </table:table-cell>
          <table:table-cell office:value-type="float" office:value="0.65009899999999998" table:style-name="ce17">
            <text:p>0.650099</text:p>
          </table:table-cell>
          <table:table-cell office:value-type="float" office:value="1.27342" table:style-name="ce17">
            <text:p>1.27342</text:p>
          </table:table-cell>
          <table:table-cell office:value-type="float" office:value="2.5676019999999999" table:style-name="ce17">
            <text:p>2.567602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9.5778000000000002E-2" table:style-name="ce17">
            <text:p>0.095778</text:p>
          </table:table-cell>
          <table:table-cell office:value-type="float" office:value="0.179314" table:style-name="ce17">
            <text:p>0.179314</text:p>
          </table:table-cell>
          <table:table-cell office:value-type="float" office:value="0.335256" table:style-name="ce17">
            <text:p>0.335256</text:p>
          </table:table-cell>
          <table:table-cell office:value-type="float" office:value="0.68575799999999998" table:style-name="ce17">
            <text:p>0.685758</text:p>
          </table:table-cell>
          <table:table-cell office:value-type="float" office:value="1.303668" table:style-name="ce17">
            <text:p>1.303668</text:p>
          </table:table-cell>
          <table:table-cell office:value-type="float" office:value="2.5871849999999998" table:style-name="ce17">
            <text:p>2.587185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.127196" table:style-name="ce17">
            <text:p>0.127196</text:p>
          </table:table-cell>
          <table:table-cell office:value-type="float" office:value="0.17558299999999999" table:style-name="ce17">
            <text:p>0.175583</text:p>
          </table:table-cell>
          <table:table-cell office:value-type="float" office:value="0.34711999999999998" table:style-name="ce17">
            <text:p>0.34712</text:p>
          </table:table-cell>
          <table:table-cell office:value-type="float" office:value="1.3274239999999999" table:style-name="ce17">
            <text:p>1.327424</text:p>
          </table:table-cell>
          <table:table-cell office:value-type="float" office:value="1.2895220000000001" table:style-name="ce17">
            <text:p>1.289522</text:p>
          </table:table-cell>
          <table:table-cell office:value-type="float" office:value="2.5594440000000001" table:style-name="ce17">
            <text:p>2.559444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9.4371999999999998E-2" table:style-name="ce17">
            <text:p>0.094372</text:p>
          </table:table-cell>
          <table:table-cell office:value-type="float" office:value="0.18094099999999999" table:style-name="ce17">
            <text:p>0.180941</text:p>
          </table:table-cell>
          <table:table-cell office:value-type="float" office:value="0.332899" table:style-name="ce17">
            <text:p>0.332899</text:p>
          </table:table-cell>
          <table:table-cell office:value-type="float" office:value="0.65948399999999996" table:style-name="ce20">
            <text:p>0.659484</text:p>
          </table:table-cell>
          <table:table-cell office:value-type="float" office:value="1.295223" table:style-name="ce17">
            <text:p>1.295223</text:p>
          </table:table-cell>
          <table:table-cell office:value-type="float" office:value="2.5617740000000002" table:style-name="ce20">
            <text:p>2.561774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0.10080579999999999" table:formula="msoxl:=AVERAGE(B32:B36)" table:style-name="ce18">
            <text:p>0.1008058</text:p>
          </table:table-cell>
          <table:table-cell office:value-type="float" office:value="0.17763420000000002" table:formula="msoxl:=AVERAGE(C32:C36)" table:style-name="ce18">
            <text:p>0.1776342</text:p>
          </table:table-cell>
          <table:table-cell office:value-type="float" office:value="0.33868120000000002" table:formula="msoxl:=AVERAGE(D32:D36)" table:style-name="ce18">
            <text:p>0.3386812</text:p>
          </table:table-cell>
          <table:table-cell office:value-type="float" office:value="0.79522519999999997" table:formula="msoxl:=AVERAGE(E32:E36)" table:style-name="ce18">
            <text:p>0.7952252</text:p>
          </table:table-cell>
          <table:table-cell office:value-type="float" office:value="1.2868458" table:formula="msoxl:=AVERAGE(F32:F36)" table:style-name="ce18">
            <text:p>1.2868458</text:p>
          </table:table-cell>
          <table:table-cell office:value-type="float" office:value="2.5957189999999999" table:formula="msoxl:=AVERAGE(G32:G36)" table:style-name="ce18">
            <text:p>2.595719</text:p>
          </table:table-cell>
          <table:table-cell table:number-columns-repeated="16377"/>
        </table:table-row>
        <table:table-row table:number-rows-repeated="52" table:style-name="ro1">
          <table:table-cell table:number-columns-repeated="7" table:style-name="ce19"/>
          <table:table-cell table:number-columns-repeated="16377"/>
        </table:table-row>
        <table:table-row table:number-rows-repeated="1048487" table:style-name="ro1">
          <table:table-cell table:number-columns-repeated="16384"/>
        </table:table-row>
      </table:table>
      <table:table table:name="Planilha2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2" table:style-name="ce2">
            <text:p>Java1.8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9">
            <text:p>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9" table:style-name="ce21">
            <text:p>9</text:p>
          </table:table-cell>
          <table:table-cell office:value-type="float" office:value="15" table:style-name="ce21">
            <text:p>15</text:p>
          </table:table-cell>
          <table:table-cell office:value-type="float" office:value="44" table:style-name="ce21">
            <text:p>44</text:p>
          </table:table-cell>
          <table:table-cell office:value-type="float" office:value="220" table:style-name="ce21">
            <text:p>220</text:p>
          </table:table-cell>
          <table:table-cell office:value-type="float" office:value="1519" table:style-name="ce21">
            <text:p>1519</text:p>
          </table:table-cell>
          <table:table-cell office:value-type="float" office:value="11474" table:style-name="ce21">
            <text:p>11474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8" table:style-name="ce21">
            <text:p>8</text:p>
          </table:table-cell>
          <table:table-cell office:value-type="float" office:value="18" table:style-name="ce21">
            <text:p>18</text:p>
          </table:table-cell>
          <table:table-cell office:value-type="float" office:value="49" table:style-name="ce21">
            <text:p>49</text:p>
          </table:table-cell>
          <table:table-cell office:value-type="float" office:value="207" table:style-name="ce21">
            <text:p>207</text:p>
          </table:table-cell>
          <table:table-cell office:value-type="float" office:value="1551" table:style-name="ce21">
            <text:p>1551</text:p>
          </table:table-cell>
          <table:table-cell office:value-type="float" office:value="11259" table:style-name="ce21">
            <text:p>11259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0" table:style-name="ce21">
            <text:p>10</text:p>
          </table:table-cell>
          <table:table-cell office:value-type="float" office:value="19" table:style-name="ce21">
            <text:p>19</text:p>
          </table:table-cell>
          <table:table-cell office:value-type="float" office:value="54" table:style-name="ce21">
            <text:p>54</text:p>
          </table:table-cell>
          <table:table-cell office:value-type="float" office:value="254" table:style-name="ce21">
            <text:p>254</text:p>
          </table:table-cell>
          <table:table-cell office:value-type="float" office:value="1813" table:style-name="ce21">
            <text:p>1813</text:p>
          </table:table-cell>
          <table:table-cell office:value-type="float" office:value="14209" table:style-name="ce21">
            <text:p>14209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53" table:style-name="ce21">
            <text:p>53</text:p>
          </table:table-cell>
          <table:table-cell office:value-type="float" office:value="199" table:style-name="ce21">
            <text:p>199</text:p>
          </table:table-cell>
          <table:table-cell office:value-type="float" office:value="1978" table:style-name="ce21">
            <text:p>1978</text:p>
          </table:table-cell>
          <table:table-cell office:value-type="float" office:value="14046" table:style-name="ce21">
            <text:p>14046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15" table:style-name="ce21">
            <text:p>15</text:p>
          </table:table-cell>
          <table:table-cell office:value-type="float" office:value="45" table:style-name="ce21">
            <text:p>45</text:p>
          </table:table-cell>
          <table:table-cell office:value-type="float" office:value="238" table:style-name="ce21">
            <text:p>238</text:p>
          </table:table-cell>
          <table:table-cell office:value-type="float" office:value="1793" table:style-name="ce21">
            <text:p>1793</text:p>
          </table:table-cell>
          <table:table-cell office:value-type="float" office:value="14265" table:style-name="ce21">
            <text:p>14265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8.4" table:formula="msoxl:=AVERAGE(B5:B9)" table:style-name="ce18">
            <text:p>8.4</text:p>
          </table:table-cell>
          <table:table-cell office:value-type="float" office:value="16.600000000000001" table:formula="msoxl:=AVERAGE(C5:C9)" table:style-name="ce18">
            <text:p>16.6</text:p>
          </table:table-cell>
          <table:table-cell office:value-type="float" office:value="49" table:formula="msoxl:=AVERAGE(D5:D9)" table:style-name="ce18">
            <text:p>49</text:p>
          </table:table-cell>
          <table:table-cell office:value-type="float" office:value="223.6" table:formula="msoxl:=AVERAGE(E5:E9)" table:style-name="ce18">
            <text:p>223.6</text:p>
          </table:table-cell>
          <table:table-cell office:value-type="float" office:value="1730.8" table:formula="msoxl:=AVERAGE(F5:F9)" table:style-name="ce18">
            <text:p>1730.8</text:p>
          </table:table-cell>
          <table:table-cell office:value-type="float" office:value="13050.6" table:formula="msoxl:=AVERAGE(G5:G9)" table:style-name="ce18">
            <text:p>13050.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etter 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3" table:style-name="ce21">
            <text:p>13</text:p>
          </table:table-cell>
          <table:table-cell office:value-type="float" office:value="21" table:style-name="ce21">
            <text:p>21</text:p>
          </table:table-cell>
          <table:table-cell office:value-type="float" office:value="63" table:style-name="ce21">
            <text:p>63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5" table:style-name="ce21">
            <text:p>15</text:p>
          </table:table-cell>
          <table:table-cell office:value-type="float" office:value="21" table:style-name="ce21">
            <text:p>21</text:p>
          </table:table-cell>
          <table:table-cell office:value-type="float" office:value="54" table:style-name="ce21">
            <text:p>54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1">
            <text:p>10</text:p>
          </table:table-cell>
          <table:table-cell office:value-type="float" office:value="18" table:style-name="ce21">
            <text:p>18</text:p>
          </table:table-cell>
          <table:table-cell office:value-type="float" office:value="25" table:style-name="ce21">
            <text:p>25</text:p>
          </table:table-cell>
          <table:table-cell office:value-type="float" office:value="61" table:style-name="ce21">
            <text:p>61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21">
            <text:p>11</text:p>
          </table:table-cell>
          <table:table-cell office:value-type="float" office:value="17" table:style-name="ce21">
            <text:p>17</text:p>
          </table:table-cell>
          <table:table-cell office:value-type="float" office:value="30" table:style-name="ce21">
            <text:p>30</text:p>
          </table:table-cell>
          <table:table-cell office:value-type="float" office:value="62" table:style-name="ce21">
            <text:p>62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9" table:style-name="ce21">
            <text:p>9</text:p>
          </table:table-cell>
          <table:table-cell office:value-type="float" office:value="19" table:style-name="ce22">
            <text:p>19</text:p>
          </table:table-cell>
          <table:table-cell office:value-type="float" office:value="24" table:style-name="ce21">
            <text:p>24</text:p>
          </table:table-cell>
          <table:table-cell office:value-type="float" office:value="63" table:style-name="ce22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3.4" table:formula="msoxl:=AVERAGE(B14:B18)" table:style-name="ce18">
            <text:p>3.4</text:p>
          </table:table-cell>
          <table:table-cell office:value-type="float" office:value="4.5999999999999996" table:formula="msoxl:=AVERAGE(C14:C18)" table:style-name="ce18">
            <text:p>4.6</text:p>
          </table:table-cell>
          <table:table-cell office:value-type="float" office:value="9.1999999999999993" table:formula="msoxl:=AVERAGE(D14:D18)" table:style-name="ce18">
            <text:p>9.2</text:p>
          </table:table-cell>
          <table:table-cell office:value-type="float" office:value="16.399999999999999" table:formula="msoxl:=AVERAGE(E14:E18)" table:style-name="ce18">
            <text:p>16.4</text:p>
          </table:table-cell>
          <table:table-cell office:value-type="float" office:value="24.2" table:formula="msoxl:=AVERAGE(F14:F18)" table:style-name="ce18">
            <text:p>24.2</text:p>
          </table:table-cell>
          <table:table-cell office:value-type="float" office:value="60.6" table:formula="msoxl:=AVERAGE(G14:G18)" table:style-name="ce18">
            <text:p>60.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Divide and Conquer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8" table:style-name="ce21">
            <text:p>8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1">
            <text:p>10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8" table:style-name="ce21">
            <text:p>8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10" table:style-name="ce21">
            <text:p>10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6" table:style-name="ce21">
            <text:p>6</text:p>
          </table:table-cell>
          <table:table-cell office:value-type="float" office:value="8" table:style-name="ce21">
            <text:p>8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3.8" table:formula="msoxl:=AVERAGE(B23:B27)" table:style-name="ce18">
            <text:p>3.8</text:p>
          </table:table-cell>
          <table:table-cell office:value-type="float" office:value="4.2" table:formula="msoxl:=AVERAGE(C23:C27)" table:style-name="ce18">
            <text:p>4.2</text:p>
          </table:table-cell>
          <table:table-cell office:value-type="float" office:value="6.2" table:formula="msoxl:=AVERAGE(D23:D27)" table:style-name="ce18">
            <text:p>6.2</text:p>
          </table:table-cell>
          <table:table-cell office:value-type="float" office:value="7.4" table:formula="msoxl:=AVERAGE(E23:E27)" table:style-name="ce18">
            <text:p>7.4</text:p>
          </table:table-cell>
          <table:table-cell office:value-type="float" office:value="7.6" table:formula="msoxl:=AVERAGE(F23:F27)" table:style-name="ce18">
            <text:p>7.6</text:p>
          </table:table-cell>
          <table:table-cell office:value-type="float" office:value="9" table:formula="msoxl:=AVERAGE(G23:G27)" table:style-name="ce18">
            <text:p>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Dynamic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2">
            <text:p>6</text:p>
          </table:table-cell>
          <table:table-cell office:value-type="float" office:value="5" table:style-name="ce21">
            <text:p>5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2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3.4" table:formula="msoxl:=AVERAGE(B32:B36)" table:style-name="ce18">
            <text:p>3.4</text:p>
          </table:table-cell>
          <table:table-cell office:value-type="float" office:value="3.8" table:formula="msoxl:=AVERAGE(C32:C36)" table:style-name="ce18">
            <text:p>3.8</text:p>
          </table:table-cell>
          <table:table-cell office:value-type="float" office:value="4.5999999999999996" table:formula="msoxl:=AVERAGE(D32:D36)" table:style-name="ce18">
            <text:p>4.6</text:p>
          </table:table-cell>
          <table:table-cell office:value-type="float" office:value="5.2" table:formula="msoxl:=AVERAGE(E32:E36)" table:style-name="ce18">
            <text:p>5.2</text:p>
          </table:table-cell>
          <table:table-cell office:value-type="float" office:value="5" table:formula="msoxl:=AVERAGE(F32:F36)" table:style-name="ce18">
            <text:p>5</text:p>
          </table:table-cell>
          <table:table-cell office:value-type="float" office:value="5.4" table:formula="msoxl:=AVERAGE(G32:G36)" table:style-name="ce18">
            <text:p>5.4</text:p>
          </table:table-cell>
          <table:table-cell table:number-columns-repeated="16377"/>
        </table:table-row>
        <table:table-row table:number-rows-repeated="1048539" table:style-name="ro1">
          <table:table-cell table:number-columns-repeated="16384"/>
        </table:table-row>
      </table:table>
      <table:table table:name="Planilha3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2" table:style-name="ce2">
            <text:p>C gcc-5.4.0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9">
            <text:p>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4.1959999999999997" table:style-name="ce17">
            <text:p>4.196</text:p>
          </table:table-cell>
          <table:table-cell office:value-type="float" office:value="21.92" table:style-name="ce17">
            <text:p>21.92</text:p>
          </table:table-cell>
          <table:table-cell office:value-type="float" office:value="124.559" table:style-name="ce17">
            <text:p>124.559</text:p>
          </table:table-cell>
          <table:table-cell office:value-type="float" office:value="941.70699999999999" table:style-name="ce17">
            <text:p>941.707</text:p>
          </table:table-cell>
          <table:table-cell office:value-type="float" office:value="7463.3289999999997" table:style-name="ce21">
            <text:p>7463.329</text:p>
          </table:table-cell>
          <table:table-cell office:value-type="float" office:value="55395.620999999999" table:style-name="ce21">
            <text:p>55395.621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3.9420000000000002" table:style-name="ce17">
            <text:p>3.942</text:p>
          </table:table-cell>
          <table:table-cell office:value-type="float" office:value="15.212999999999999" table:style-name="ce17">
            <text:p>15.213</text:p>
          </table:table-cell>
          <table:table-cell office:value-type="float" office:value="118.678" table:style-name="ce17">
            <text:p>118.678</text:p>
          </table:table-cell>
          <table:table-cell office:value-type="float" office:value="938.91099999999994" table:style-name="ce17">
            <text:p>938.911</text:p>
          </table:table-cell>
          <table:table-cell office:value-type="float" office:value="7463.067" table:style-name="ce21">
            <text:p>7463.067</text:p>
          </table:table-cell>
          <table:table-cell office:value-type="float" office:value="55416.682000000001" table:style-name="ce21">
            <text:p>55416.682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2.09" table:style-name="ce17">
            <text:p>2.09</text:p>
          </table:table-cell>
          <table:table-cell office:value-type="float" office:value="15.093" table:style-name="ce17">
            <text:p>15.093</text:p>
          </table:table-cell>
          <table:table-cell office:value-type="float" office:value="118.661" table:style-name="ce17">
            <text:p>118.661</text:p>
          </table:table-cell>
          <table:table-cell office:value-type="float" office:value="938.81600000000003" table:style-name="ce17">
            <text:p>938.816</text:p>
          </table:table-cell>
          <table:table-cell office:value-type="float" office:value="7502.0479999999998" table:style-name="ce21">
            <text:p>7502.048</text:p>
          </table:table-cell>
          <table:table-cell office:value-type="float" office:value="55615.718999999997" table:style-name="ce21">
            <text:p>55615.719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2.157" table:style-name="ce17">
            <text:p>2.157</text:p>
          </table:table-cell>
          <table:table-cell office:value-type="float" office:value="15.326000000000001" table:style-name="ce17">
            <text:p>15.326</text:p>
          </table:table-cell>
          <table:table-cell office:value-type="float" office:value="118.67100000000001" table:style-name="ce17">
            <text:p>118.671</text:p>
          </table:table-cell>
          <table:table-cell office:value-type="float" office:value="939.03499999999997" table:style-name="ce17">
            <text:p>939.035</text:p>
          </table:table-cell>
          <table:table-cell office:value-type="float" office:value="7493.5330000000004" table:style-name="ce21">
            <text:p>7493.533</text:p>
          </table:table-cell>
          <table:table-cell office:value-type="float" office:value="55541.398999999998" table:style-name="ce21">
            <text:p>55541.399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2.0470000000000002" table:style-name="ce17">
            <text:p>2.047</text:p>
          </table:table-cell>
          <table:table-cell office:value-type="float" office:value="15.090999999999999" table:style-name="ce17">
            <text:p>15.091</text:p>
          </table:table-cell>
          <table:table-cell office:value-type="float" office:value="118.889" table:style-name="ce17">
            <text:p>118.889</text:p>
          </table:table-cell>
          <table:table-cell office:value-type="float" office:value="938.73699999999997" table:style-name="ce17">
            <text:p>938.737</text:p>
          </table:table-cell>
          <table:table-cell office:value-type="float" office:value="7476.8779999999997" table:style-name="ce21">
            <text:p>7476.878</text:p>
          </table:table-cell>
          <table:table-cell office:value-type="float" office:value="55502.525999999998" table:style-name="ce21">
            <text:p>55502.526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Média</text:p>
          </table:table-cell>
          <table:table-cell office:value-type="float" office:value="2.8864000000000001" table:formula="msoxl:=AVERAGE(B5:B9)" table:style-name="ce24">
            <text:p>2.8864</text:p>
          </table:table-cell>
          <table:table-cell office:value-type="float" office:value="16.528599999999997" table:formula="msoxl:=AVERAGE(C5:C9)" table:style-name="ce24">
            <text:p>16.5286</text:p>
          </table:table-cell>
          <table:table-cell office:value-type="float" office:value="119.8916" table:formula="msoxl:=AVERAGE(D5:D9)" table:style-name="ce24">
            <text:p>119.8916</text:p>
          </table:table-cell>
          <table:table-cell office:value-type="float" office:value="939.44119999999998" table:formula="msoxl:=AVERAGE(E5:E9)" table:style-name="ce24">
            <text:p>939.4412</text:p>
          </table:table-cell>
          <table:table-cell office:value-type="float" office:value="7479.7709999999988" table:formula="msoxl:=AVERAGE(F5:F9)" table:style-name="ce24">
            <text:p>7479.771</text:p>
          </table:table-cell>
          <table:table-cell office:value-type="float" office:value="55494.3894" table:formula="msoxl:=AVERAGE(G5:G9)" table:style-name="ce24">
            <text:p>55494.389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etter 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4.2999999999999997E-2" table:style-name="ce17">
            <text:p>0.043</text:p>
          </table:table-cell>
          <table:table-cell office:value-type="float" office:value="0.16200000000000001" table:style-name="ce17">
            <text:p>0.162</text:p>
          </table:table-cell>
          <table:table-cell office:value-type="float" office:value="0.63300000000000001" table:style-name="ce17">
            <text:p>0.633</text:p>
          </table:table-cell>
          <table:table-cell office:value-type="float" office:value="2.492" table:style-name="ce17">
            <text:p>2.492</text:p>
          </table:table-cell>
          <table:table-cell office:value-type="float" office:value="9.9320000000000004" table:style-name="ce17">
            <text:p>9.932</text:p>
          </table:table-cell>
          <table:table-cell office:value-type="float" office:value="39.698999999999998" table:style-name="ce17">
            <text:p>39.699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4.2000000000000003E-2" table:style-name="ce17">
            <text:p>0.042</text:p>
          </table:table-cell>
          <table:table-cell office:value-type="float" office:value="0.16" table:style-name="ce17">
            <text:p>0.16</text:p>
          </table:table-cell>
          <table:table-cell office:value-type="float" office:value="0.63100000000000001" table:style-name="ce17">
            <text:p>0.631</text:p>
          </table:table-cell>
          <table:table-cell office:value-type="float" office:value="2.4940000000000002" table:style-name="ce17">
            <text:p>2.494</text:p>
          </table:table-cell>
          <table:table-cell office:value-type="float" office:value="9.9450000000000003" table:style-name="ce17">
            <text:p>9.945</text:p>
          </table:table-cell>
          <table:table-cell office:value-type="float" office:value="39.701999999999998" table:style-name="ce17">
            <text:p>39.702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4.2999999999999997E-2" table:style-name="ce17">
            <text:p>0.043</text:p>
          </table:table-cell>
          <table:table-cell office:value-type="float" office:value="0.161" table:style-name="ce17">
            <text:p>0.161</text:p>
          </table:table-cell>
          <table:table-cell office:value-type="float" office:value="0.629" table:style-name="ce17">
            <text:p>0.629</text:p>
          </table:table-cell>
          <table:table-cell office:value-type="float" office:value="2.4910000000000001" table:style-name="ce17">
            <text:p>2.491</text:p>
          </table:table-cell>
          <table:table-cell office:value-type="float" office:value="9.9450000000000003" table:style-name="ce17">
            <text:p>9.945</text:p>
          </table:table-cell>
          <table:table-cell office:value-type="float" office:value="39.664999999999999" table:style-name="ce17">
            <text:p>39.665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4.2000000000000003E-2" table:style-name="ce17">
            <text:p>0.042</text:p>
          </table:table-cell>
          <table:table-cell office:value-type="float" office:value="0.161" table:style-name="ce17">
            <text:p>0.161</text:p>
          </table:table-cell>
          <table:table-cell office:value-type="float" office:value="0.629" table:style-name="ce17">
            <text:p>0.629</text:p>
          </table:table-cell>
          <table:table-cell office:value-type="float" office:value="2.4950000000000001" table:style-name="ce17">
            <text:p>2.495</text:p>
          </table:table-cell>
          <table:table-cell office:value-type="float" office:value="9.9559999999999995" table:style-name="ce17">
            <text:p>9.956</text:p>
          </table:table-cell>
          <table:table-cell office:value-type="float" office:value="39.82" table:style-name="ce17">
            <text:p>39.82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4.2999999999999997E-2" table:style-name="ce17">
            <text:p>0.043</text:p>
          </table:table-cell>
          <table:table-cell office:value-type="float" office:value="0.16" table:style-name="ce17">
            <text:p>0.16</text:p>
          </table:table-cell>
          <table:table-cell office:value-type="float" office:value="0.628" table:style-name="ce17">
            <text:p>0.628</text:p>
          </table:table-cell>
          <table:table-cell office:value-type="float" office:value="2.4900000000000002" table:style-name="ce20">
            <text:p>2.49</text:p>
          </table:table-cell>
          <table:table-cell office:value-type="float" office:value="9.9469999999999992" table:style-name="ce17">
            <text:p>9.947</text:p>
          </table:table-cell>
          <table:table-cell office:value-type="float" office:value="39.668999999999997" table:style-name="ce20">
            <text:p>39.669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4.2600000000000006E-2" table:formula="msoxl:=AVERAGE(B14:B18)" table:style-name="ce18">
            <text:p>0.0426</text:p>
          </table:table-cell>
          <table:table-cell office:value-type="float" office:value="0.1608" table:formula="msoxl:=AVERAGE(C14:C18)" table:style-name="ce18">
            <text:p>0.1608</text:p>
          </table:table-cell>
          <table:table-cell office:value-type="float" office:value="0.63000000000000012" table:formula="msoxl:=AVERAGE(D14:D18)" table:style-name="ce18">
            <text:p>0.63</text:p>
          </table:table-cell>
          <table:table-cell office:value-type="float" office:value="2.4924000000000004" table:formula="msoxl:=AVERAGE(E14:E18)" table:style-name="ce18">
            <text:p>2.4924</text:p>
          </table:table-cell>
          <table:table-cell office:value-type="float" office:value="9.9450000000000021" table:formula="msoxl:=AVERAGE(F14:F18)" table:style-name="ce18">
            <text:p>9.945</text:p>
          </table:table-cell>
          <table:table-cell office:value-type="float" office:value="39.710999999999999" table:formula="msoxl:=AVERAGE(G14:G18)" table:style-name="ce18">
            <text:p>39.711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2">
          <table:table-cell office:value-type="string" table:style-name="ce9">
            <text:p>Divide and Conquer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.02" table:style-name="ce17">
            <text:p>0.02</text:p>
          </table:table-cell>
          <table:table-cell office:value-type="float" office:value="3.7999999999999999E-2" table:style-name="ce17">
            <text:p>0.038</text:p>
          </table:table-cell>
          <table:table-cell office:value-type="float" office:value="7.5999999999999998E-2" table:style-name="ce17">
            <text:p>0.076</text:p>
          </table:table-cell>
          <table:table-cell office:value-type="float" office:value="0.14899999999999999" table:style-name="ce17">
            <text:p>0.149</text:p>
          </table:table-cell>
          <table:table-cell office:value-type="float" office:value="0.30299999999999999" table:style-name="ce17">
            <text:p>0.303</text:p>
          </table:table-cell>
          <table:table-cell office:value-type="float" office:value="0.624" table:style-name="ce17">
            <text:p>0.624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.02" table:style-name="ce17">
            <text:p>0.02</text:p>
          </table:table-cell>
          <table:table-cell office:value-type="float" office:value="3.6999999999999998E-2" table:style-name="ce17">
            <text:p>0.037</text:p>
          </table:table-cell>
          <table:table-cell office:value-type="float" office:value="7.2999999999999995E-2" table:style-name="ce17">
            <text:p>0.073</text:p>
          </table:table-cell>
          <table:table-cell office:value-type="float" office:value="0.14899999999999999" table:style-name="ce17">
            <text:p>0.149</text:p>
          </table:table-cell>
          <table:table-cell office:value-type="float" office:value="0.30399999999999999" table:style-name="ce17">
            <text:p>0.304</text:p>
          </table:table-cell>
          <table:table-cell office:value-type="float" office:value="0.61799999999999999" table:style-name="ce17">
            <text:p>0.618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.9E-2" table:style-name="ce17">
            <text:p>0.019</text:p>
          </table:table-cell>
          <table:table-cell office:value-type="float" office:value="3.6999999999999998E-2" table:style-name="ce17">
            <text:p>0.037</text:p>
          </table:table-cell>
          <table:table-cell office:value-type="float" office:value="7.2999999999999995E-2" table:style-name="ce17">
            <text:p>0.073</text:p>
          </table:table-cell>
          <table:table-cell office:value-type="float" office:value="0.152" table:style-name="ce17">
            <text:p>0.152</text:p>
          </table:table-cell>
          <table:table-cell office:value-type="float" office:value="0.308" table:style-name="ce17">
            <text:p>0.308</text:p>
          </table:table-cell>
          <table:table-cell office:value-type="float" office:value="0.63900000000000001" table:style-name="ce17">
            <text:p>0.639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.02" table:style-name="ce17">
            <text:p>0.02</text:p>
          </table:table-cell>
          <table:table-cell office:value-type="float" office:value="3.9E-2" table:style-name="ce17">
            <text:p>0.039</text:p>
          </table:table-cell>
          <table:table-cell office:value-type="float" office:value="7.2999999999999995E-2" table:style-name="ce17">
            <text:p>0.073</text:p>
          </table:table-cell>
          <table:table-cell office:value-type="float" office:value="0.14799999999999999" table:style-name="ce17">
            <text:p>0.148</text:p>
          </table:table-cell>
          <table:table-cell office:value-type="float" office:value="0.29699999999999999" table:style-name="ce17">
            <text:p>0.297</text:p>
          </table:table-cell>
          <table:table-cell office:value-type="float" office:value="0.61099999999999999" table:style-name="ce17">
            <text:p>0.611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.02" table:style-name="ce17">
            <text:p>0.02</text:p>
          </table:table-cell>
          <table:table-cell office:value-type="float" office:value="3.9E-2" table:style-name="ce17">
            <text:p>0.039</text:p>
          </table:table-cell>
          <table:table-cell office:value-type="float" office:value="6.9000000000000006E-2" table:style-name="ce17">
            <text:p>0.069</text:p>
          </table:table-cell>
          <table:table-cell office:value-type="float" office:value="0.14499999999999999" table:style-name="ce20">
            <text:p>0.145</text:p>
          </table:table-cell>
          <table:table-cell office:value-type="float" office:value="0.29499999999999998" table:style-name="ce17">
            <text:p>0.295</text:p>
          </table:table-cell>
          <table:table-cell office:value-type="float" office:value="0.60599999999999998" table:style-name="ce20">
            <text:p>0.606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1.9800000000000002E-2" table:formula="msoxl:=AVERAGE(B23:B27)" table:style-name="ce18">
            <text:p>0.0198</text:p>
          </table:table-cell>
          <table:table-cell office:value-type="float" office:value="3.7999999999999999E-2" table:formula="msoxl:=AVERAGE(C23:C27)" table:style-name="ce18">
            <text:p>0.038</text:p>
          </table:table-cell>
          <table:table-cell office:value-type="float" office:value="7.2800000000000004E-2" table:formula="msoxl:=AVERAGE(D23:D27)" table:style-name="ce18">
            <text:p>0.0728</text:p>
          </table:table-cell>
          <table:table-cell office:value-type="float" office:value="0.14860000000000001" table:formula="msoxl:=AVERAGE(E23:E27)" table:style-name="ce18">
            <text:p>0.1486</text:p>
          </table:table-cell>
          <table:table-cell office:value-type="float" office:value="0.3014" table:formula="msoxl:=AVERAGE(F23:F27)" table:style-name="ce18">
            <text:p>0.3014</text:p>
          </table:table-cell>
          <table:table-cell office:value-type="float" office:value="0.61959999999999993" table:formula="msoxl:=AVERAGE(G23:G27)" table:style-name="ce18">
            <text:p>0.6196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2">
          <table:table-cell office:value-type="string" table:style-name="ce9">
            <text:p>Dynamic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8.0000000000000002E-3" table:style-name="ce17">
            <text:p>0.008</text:p>
          </table:table-cell>
          <table:table-cell office:value-type="float" office:value="1.4E-2" table:style-name="ce17">
            <text:p>0.014</text:p>
          </table:table-cell>
          <table:table-cell office:value-type="float" office:value="2.3E-2" table:style-name="ce17">
            <text:p>0.023</text:p>
          </table:table-cell>
          <table:table-cell office:value-type="float" office:value="4.2000000000000003E-2" table:style-name="ce17">
            <text:p>0.042</text:p>
          </table:table-cell>
          <table:table-cell office:value-type="float" office:value="8.2000000000000003E-2" table:style-name="ce17">
            <text:p>0.082</text:p>
          </table:table-cell>
          <table:table-cell office:value-type="float" office:value="0.35899999999999999" table:style-name="ce17">
            <text:p>0.359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7.0000000000000001E-3" table:style-name="ce17">
            <text:p>0.007</text:p>
          </table:table-cell>
          <table:table-cell office:value-type="float" office:value="1.2E-2" table:style-name="ce17">
            <text:p>0.012</text:p>
          </table:table-cell>
          <table:table-cell office:value-type="float" office:value="2.3E-2" table:style-name="ce17">
            <text:p>0.023</text:p>
          </table:table-cell>
          <table:table-cell office:value-type="float" office:value="0.04" table:style-name="ce17">
            <text:p>0.04</text:p>
          </table:table-cell>
          <table:table-cell office:value-type="float" office:value="9.9000000000000005E-2" table:style-name="ce17">
            <text:p>0.099</text:p>
          </table:table-cell>
          <table:table-cell office:value-type="float" office:value="0.36699999999999999" table:style-name="ce17">
            <text:p>0.367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8.0000000000000002E-3" table:style-name="ce17">
            <text:p>0.008</text:p>
          </table:table-cell>
          <table:table-cell office:value-type="float" office:value="1.2999999999999999E-2" table:style-name="ce17">
            <text:p>0.013</text:p>
          </table:table-cell>
          <table:table-cell office:value-type="float" office:value="2.4E-2" table:style-name="ce17">
            <text:p>0.024</text:p>
          </table:table-cell>
          <table:table-cell office:value-type="float" office:value="0.04" table:style-name="ce17">
            <text:p>0.04</text:p>
          </table:table-cell>
          <table:table-cell office:value-type="float" office:value="7.9000000000000001E-2" table:style-name="ce17">
            <text:p>0.079</text:p>
          </table:table-cell>
          <table:table-cell office:value-type="float" office:value="0.19700000000000001" table:style-name="ce17">
            <text:p>0.197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6.0000000000000001E-3" table:style-name="ce17">
            <text:p>0.006</text:p>
          </table:table-cell>
          <table:table-cell office:value-type="float" office:value="1.2E-2" table:style-name="ce17">
            <text:p>0.012</text:p>
          </table:table-cell>
          <table:table-cell office:value-type="float" office:value="2.3E-2" table:style-name="ce17">
            <text:p>0.023</text:p>
          </table:table-cell>
          <table:table-cell office:value-type="float" office:value="4.1000000000000002E-2" table:style-name="ce17">
            <text:p>0.041</text:p>
          </table:table-cell>
          <table:table-cell office:value-type="float" office:value="7.8E-2" table:style-name="ce20">
            <text:p>0.078</text:p>
          </table:table-cell>
          <table:table-cell office:value-type="float" office:value="0.17" table:style-name="ce17">
            <text:p>0.17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6.0000000000000001E-3" table:style-name="ce17">
            <text:p>0.006</text:p>
          </table:table-cell>
          <table:table-cell office:value-type="float" office:value="1.2E-2" table:style-name="ce17">
            <text:p>0.012</text:p>
          </table:table-cell>
          <table:table-cell office:value-type="float" office:value="2.4E-2" table:style-name="ce17">
            <text:p>0.024</text:p>
          </table:table-cell>
          <table:table-cell office:value-type="float" office:value="4.1000000000000002E-2" table:style-name="ce20">
            <text:p>0.041</text:p>
          </table:table-cell>
          <table:table-cell office:value-type="float" office:value="0.08" table:style-name="ce17">
            <text:p>0.08</text:p>
          </table:table-cell>
          <table:table-cell office:value-type="float" office:value="0.17100000000000001" table:style-name="ce20">
            <text:p>0.171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6.9999999999999993E-3" table:formula="msoxl:=AVERAGE(B32:B36)" table:style-name="ce18">
            <text:p>0.007</text:p>
          </table:table-cell>
          <table:table-cell office:value-type="float" office:value="1.26E-2" table:formula="msoxl:=AVERAGE(C32:C36)" table:style-name="ce18">
            <text:p>0.0126</text:p>
          </table:table-cell>
          <table:table-cell office:value-type="float" office:value="2.3399999999999997E-2" table:formula="msoxl:=AVERAGE(D32:D36)" table:style-name="ce18">
            <text:p>0.0234</text:p>
          </table:table-cell>
          <table:table-cell office:value-type="float" office:value="4.0800000000000003E-2" table:formula="msoxl:=AVERAGE(E32:E36)" table:style-name="ce18">
            <text:p>0.0408</text:p>
          </table:table-cell>
          <table:table-cell office:value-type="float" office:value="8.3600000000000008E-2" table:formula="msoxl:=AVERAGE(F32:F36)" table:style-name="ce18">
            <text:p>0.0836</text:p>
          </table:table-cell>
          <table:table-cell office:value-type="float" office:value="0.25280000000000002" table:formula="msoxl:=AVERAGE(G32:G36)" table:style-name="ce18">
            <text:p>0.2528</text:p>
          </table:table-cell>
          <table:table-cell table:number-columns-repeated="16377"/>
        </table:table-row>
        <table:table-row table:number-rows-repeated="1048539" table:style-name="ro1">
          <table:table-cell table:number-columns-repeated="16384"/>
        </table:table-row>
      </table:table>
      <table:table table:name="Planilha4" table:style-name="ta2">
        <table:table-column table:style-name="co1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3" table:default-cell-style-name="ce1"/>
        <table:table-row table:style-name="ro1">
          <table:table-cell office:value-type="string" table:number-columns-spanned="7" table:number-rows-spanned="2" table:style-name="ce2">
            <text:p>Ruby 2.3.1p112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9">
            <text:p>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37.475306000000003" table:style-name="ce17">
            <text:p>37.475306</text:p>
          </table:table-cell>
          <table:table-cell office:value-type="float" office:value="287.57525399999997" table:style-name="ce17">
            <text:p>287.575254</text:p>
          </table:table-cell>
          <table:table-cell office:value-type="float" office:value="2053.9131050000001" table:style-name="ce17">
            <text:p>2053.913105</text:p>
          </table:table-cell>
          <table:table-cell office:value-type="float" office:value="15859.357414" table:style-name="ce17">
            <text:p>15859.35741</text:p>
          </table:table-cell>
          <table:table-cell office:value-type="float" office:value="124891.127091" table:style-name="ce17">
            <text:p>124891.1271</text:p>
          </table:table-cell>
          <table:table-cell office:value-type="float" office:value="1046631.2601740001" table:style-name="ce17">
            <text:p>1046631.26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37.578997000000001" table:style-name="ce17">
            <text:p>37.578997</text:p>
          </table:table-cell>
          <table:table-cell office:value-type="float" office:value="295.81883299999998" table:style-name="ce17">
            <text:p>295.818833</text:p>
          </table:table-cell>
          <table:table-cell office:value-type="float" office:value="2054.7997869999999" table:style-name="ce17">
            <text:p>2054.799787</text:p>
          </table:table-cell>
          <table:table-cell office:value-type="float" office:value="17472.341402999999" table:style-name="ce17">
            <text:p>17472.3414</text:p>
          </table:table-cell>
          <table:table-cell office:value-type="float" office:value="126578.56269000001" table:style-name="ce17">
            <text:p>126578.5627</text:p>
          </table:table-cell>
          <table:table-cell office:value-type="float" office:value="993004.15905500005" table:style-name="ce17">
            <text:p>993004.1591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37.018163999999999" table:style-name="ce17">
            <text:p>37.018164</text:p>
          </table:table-cell>
          <table:table-cell office:value-type="float" office:value="295.48373199999997" table:style-name="ce17">
            <text:p>295.483732</text:p>
          </table:table-cell>
          <table:table-cell office:value-type="float" office:value="2055.5860990000001" table:style-name="ce17">
            <text:p>2055.586099</text:p>
          </table:table-cell>
          <table:table-cell office:value-type="float" office:value="17264.502182" table:style-name="ce17">
            <text:p>17264.50218</text:p>
          </table:table-cell>
          <table:table-cell office:value-type="float" office:value="126969.516514" table:style-name="ce17">
            <text:p>126969.5165</text:p>
          </table:table-cell>
          <table:table-cell office:value-type="float" office:value="994713.88621200004" table:style-name="ce17">
            <text:p>994713.8862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36.973827" table:style-name="ce17">
            <text:p>36.973827</text:p>
          </table:table-cell>
          <table:table-cell office:value-type="float" office:value="295.93970400000001" table:style-name="ce17">
            <text:p>295.939704</text:p>
          </table:table-cell>
          <table:table-cell office:value-type="float" office:value="2053.5363769999999" table:style-name="ce17">
            <text:p>2053.536377</text:p>
          </table:table-cell>
          <table:table-cell office:value-type="float" office:value="17264.538538000001" table:style-name="ce17">
            <text:p>17264.53854</text:p>
          </table:table-cell>
          <table:table-cell office:value-type="float" office:value="126474.523852" table:style-name="ce17">
            <text:p>126474.5239</text:p>
          </table:table-cell>
          <table:table-cell office:value-type="float" office:value="991552.695756" table:style-name="ce17">
            <text:p>991552.6958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36.993698000000002" table:style-name="ce17">
            <text:p>36.993698</text:p>
          </table:table-cell>
          <table:table-cell office:value-type="float" office:value="301.96651900000001" table:style-name="ce17">
            <text:p>301.966519</text:p>
          </table:table-cell>
          <table:table-cell office:value-type="float" office:value="2048.7034779999999" table:style-name="ce17">
            <text:p>2048.703478</text:p>
          </table:table-cell>
          <table:table-cell office:value-type="float" office:value="17261.601347" table:style-name="ce17">
            <text:p>17261.60135</text:p>
          </table:table-cell>
          <table:table-cell office:value-type="float" office:value="126485.709244" table:style-name="ce17">
            <text:p>126485.7092</text:p>
          </table:table-cell>
          <table:table-cell office:value-type="float" office:value="991528.89598100004" table:style-name="ce17">
            <text:p>991528.896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37.207998399999994" table:formula="msoxl:=AVERAGE(B5:B9)" table:style-name="ce18">
            <text:p>37.2079984</text:p>
          </table:table-cell>
          <table:table-cell office:value-type="float" office:value="295.35680839999998" table:formula="msoxl:=AVERAGE(C5:C9)" table:style-name="ce18">
            <text:p>295.3568084</text:p>
          </table:table-cell>
          <table:table-cell office:value-type="float" office:value="2053.3077691999997" table:formula="msoxl:=AVERAGE(D5:D9)" table:style-name="ce18">
            <text:p>2053.307769</text:p>
          </table:table-cell>
          <table:table-cell office:value-type="float" office:value="17024.468176799997" table:formula="msoxl:=AVERAGE(E5:E9)" table:style-name="ce18">
            <text:p>17024.46818</text:p>
          </table:table-cell>
          <table:table-cell office:value-type="float" office:value="126279.88787820001" table:formula="msoxl:=AVERAGE(F5:F9)" table:style-name="ce18">
            <text:p>126279.8879</text:p>
          </table:table-cell>
          <table:table-cell office:value-type="float" office:value="1003486.1794355999" table:formula="msoxl:=AVERAGE(G5:G9)" table:style-name="ce18">
            <text:p>1003486.17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etter Enumeration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.99389899999999998" table:style-name="ce17">
            <text:p>0.993899</text:p>
          </table:table-cell>
          <table:table-cell office:value-type="float" office:value="4.0458480000000003" table:style-name="ce17">
            <text:p>4.045848</text:p>
          </table:table-cell>
          <table:table-cell office:value-type="float" office:value="15.901743" table:style-name="ce17">
            <text:p>15.901743</text:p>
          </table:table-cell>
          <table:table-cell office:value-type="float" office:value="62.444654" table:style-name="ce17">
            <text:p>62.444654</text:p>
          </table:table-cell>
          <table:table-cell office:value-type="float" office:value="257.52461899999997" table:style-name="ce17">
            <text:p>257.524619</text:p>
          </table:table-cell>
          <table:table-cell office:value-type="float" office:value="970.60016099999996" table:style-name="ce17">
            <text:p>970.600161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1.019504" table:style-name="ce17">
            <text:p>1.019504</text:p>
          </table:table-cell>
          <table:table-cell office:value-type="float" office:value="4.206251" table:style-name="ce17">
            <text:p>4.206251</text:p>
          </table:table-cell>
          <table:table-cell office:value-type="float" office:value="15.944255999999999" table:style-name="ce17">
            <text:p>15.944256</text:p>
          </table:table-cell>
          <table:table-cell office:value-type="float" office:value="62.815821" table:style-name="ce17">
            <text:p>62.815821</text:p>
          </table:table-cell>
          <table:table-cell office:value-type="float" office:value="264.61416800000001" table:style-name="ce17">
            <text:p>264.614168</text:p>
          </table:table-cell>
          <table:table-cell office:value-type="float" office:value="994.41845000000001" table:style-name="ce17">
            <text:p>994.41845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.0062310000000001" table:style-name="ce17">
            <text:p>1.006231</text:p>
          </table:table-cell>
          <table:table-cell office:value-type="float" office:value="4.019069" table:style-name="ce17">
            <text:p>4.019069</text:p>
          </table:table-cell>
          <table:table-cell office:value-type="float" office:value="16.133071000000001" table:style-name="ce17">
            <text:p>16.133071</text:p>
          </table:table-cell>
          <table:table-cell office:value-type="float" office:value="62.325197000000003" table:style-name="ce17">
            <text:p>62.325197</text:p>
          </table:table-cell>
          <table:table-cell office:value-type="float" office:value="262.93872900000002" table:style-name="ce17">
            <text:p>262.938729</text:p>
          </table:table-cell>
          <table:table-cell office:value-type="float" office:value="987.06374300000004" table:style-name="ce17">
            <text:p>987.063743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1.0171840000000001" table:style-name="ce17">
            <text:p>1.017184</text:p>
          </table:table-cell>
          <table:table-cell office:value-type="float" office:value="4.1067119999999999" table:style-name="ce17">
            <text:p>4.106712</text:p>
          </table:table-cell>
          <table:table-cell office:value-type="float" office:value="15.370222" table:style-name="ce17">
            <text:p>15.370222</text:p>
          </table:table-cell>
          <table:table-cell office:value-type="float" office:value="62.667425000000001" table:style-name="ce17">
            <text:p>62.667425</text:p>
          </table:table-cell>
          <table:table-cell office:value-type="float" office:value="262.62089099999997" table:style-name="ce17">
            <text:p>262.620891</text:p>
          </table:table-cell>
          <table:table-cell office:value-type="float" office:value="987.714609" table:style-name="ce17">
            <text:p>987.714609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1.020669" table:style-name="ce17">
            <text:p>1.020669</text:p>
          </table:table-cell>
          <table:table-cell office:value-type="float" office:value="4.0516120000000004" table:style-name="ce17">
            <text:p>4.051612</text:p>
          </table:table-cell>
          <table:table-cell office:value-type="float" office:value="15.919600000000001" table:style-name="ce17">
            <text:p>15.9196</text:p>
          </table:table-cell>
          <table:table-cell office:value-type="float" office:value="62.395677999999997" table:style-name="ce20">
            <text:p>62.395678</text:p>
          </table:table-cell>
          <table:table-cell office:value-type="float" office:value="263.59785499999998" table:style-name="ce17">
            <text:p>263.597855</text:p>
          </table:table-cell>
          <table:table-cell office:value-type="float" office:value="988.66537900000003" table:style-name="ce20">
            <text:p>988.665379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1.0114974000000001" table:formula="msoxl:=AVERAGE(B14:B18)" table:style-name="ce18">
            <text:p>1.0114974</text:p>
          </table:table-cell>
          <table:table-cell office:value-type="float" office:value="4.0858984000000005" table:formula="msoxl:=AVERAGE(C14:C18)" table:style-name="ce18">
            <text:p>4.0858984</text:p>
          </table:table-cell>
          <table:table-cell office:value-type="float" office:value="15.853778399999999" table:formula="msoxl:=AVERAGE(D14:D18)" table:style-name="ce18">
            <text:p>15.8537784</text:p>
          </table:table-cell>
          <table:table-cell office:value-type="float" office:value="62.529755000000002" table:formula="msoxl:=AVERAGE(E14:E18)" table:style-name="ce18">
            <text:p>62.529755</text:p>
          </table:table-cell>
          <table:table-cell office:value-type="float" office:value="262.25925240000004" table:formula="msoxl:=AVERAGE(F14:F18)" table:style-name="ce18">
            <text:p>262.2592524</text:p>
          </table:table-cell>
          <table:table-cell office:value-type="float" office:value="985.69246840000017" table:formula="msoxl:=AVERAGE(G14:G18)" table:style-name="ce18">
            <text:p>985.692468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Divide and Conquer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.32395800000000002" table:style-name="ce17">
            <text:p>0.323958</text:p>
          </table:table-cell>
          <table:table-cell office:value-type="float" office:value="0.66792399999999996" table:style-name="ce17">
            <text:p>0.667924</text:p>
          </table:table-cell>
          <table:table-cell office:value-type="float" office:value="1.5616969999999999" table:style-name="ce17">
            <text:p>1.561697</text:p>
          </table:table-cell>
          <table:table-cell office:value-type="float" office:value="3.2696510000000001" table:style-name="ce17">
            <text:p>3.269651</text:p>
          </table:table-cell>
          <table:table-cell office:value-type="float" office:value="6.4756710000000002" table:style-name="ce17">
            <text:p>6.475671</text:p>
          </table:table-cell>
          <table:table-cell office:value-type="float" office:value="13.141230999999999" table:style-name="ce17">
            <text:p>13.141231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.32648899999999997" table:style-name="ce17">
            <text:p>0.326489</text:p>
          </table:table-cell>
          <table:table-cell office:value-type="float" office:value="0.69281099999999995" table:style-name="ce17">
            <text:p>0.692811</text:p>
          </table:table-cell>
          <table:table-cell office:value-type="float" office:value="1.804508" table:style-name="ce17">
            <text:p>1.804508</text:p>
          </table:table-cell>
          <table:table-cell office:value-type="float" office:value="2.9536799999999999" table:style-name="ce17">
            <text:p>2.95368</text:p>
          </table:table-cell>
          <table:table-cell office:value-type="float" office:value="5.7949510000000002" table:style-name="ce17">
            <text:p>5.794951</text:p>
          </table:table-cell>
          <table:table-cell office:value-type="float" office:value="12.102943" table:style-name="ce17">
            <text:p>12.102943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0.32291700000000001" table:style-name="ce17">
            <text:p>0.322917</text:p>
          </table:table-cell>
          <table:table-cell office:value-type="float" office:value="0.72333800000000004" table:style-name="ce17">
            <text:p>0.723338</text:p>
          </table:table-cell>
          <table:table-cell office:value-type="float" office:value="1.4802010000000001" table:style-name="ce17">
            <text:p>1.480201</text:p>
          </table:table-cell>
          <table:table-cell office:value-type="float" office:value="2.9683660000000001" table:style-name="ce17">
            <text:p>2.968366</text:p>
          </table:table-cell>
          <table:table-cell office:value-type="float" office:value="6.2565299999999997" table:style-name="ce17">
            <text:p>6.25653</text:p>
          </table:table-cell>
          <table:table-cell office:value-type="float" office:value="12.076218000000001" table:style-name="ce17">
            <text:p>12.076218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.32040000000000002" table:style-name="ce17">
            <text:p>0.3204</text:p>
          </table:table-cell>
          <table:table-cell office:value-type="float" office:value="1.020464" table:style-name="ce17">
            <text:p>1.020464</text:p>
          </table:table-cell>
          <table:table-cell office:value-type="float" office:value="1.4461250000000001" table:style-name="ce17">
            <text:p>1.446125</text:p>
          </table:table-cell>
          <table:table-cell office:value-type="float" office:value="3.1514760000000002" table:style-name="ce17">
            <text:p>3.151476</text:p>
          </table:table-cell>
          <table:table-cell office:value-type="float" office:value="6.2061999999999999" table:style-name="ce17">
            <text:p>6.2062</text:p>
          </table:table-cell>
          <table:table-cell office:value-type="float" office:value="12.46555" table:style-name="ce17">
            <text:p>12.46555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.32245000000000001" table:style-name="ce17">
            <text:p>0.32245</text:p>
          </table:table-cell>
          <table:table-cell office:value-type="float" office:value="0.71875800000000001" table:style-name="ce17">
            <text:p>0.718758</text:p>
          </table:table-cell>
          <table:table-cell office:value-type="float" office:value="1.312452" table:style-name="ce17">
            <text:p>1.312452</text:p>
          </table:table-cell>
          <table:table-cell office:value-type="float" office:value="3.1001210000000001" table:style-name="ce20">
            <text:p>3.100121</text:p>
          </table:table-cell>
          <table:table-cell office:value-type="float" office:value="5.9311850000000002" table:style-name="ce17">
            <text:p>5.931185</text:p>
          </table:table-cell>
          <table:table-cell office:value-type="float" office:value="12.347701000000001" table:style-name="ce20">
            <text:p>12.347701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0.32324279999999994" table:formula="msoxl:=AVERAGE(B23:B27)" table:style-name="ce18">
            <text:p>0.3232428</text:p>
          </table:table-cell>
          <table:table-cell office:value-type="float" office:value="0.76465899999999998" table:formula="msoxl:=AVERAGE(C23:C27)" table:style-name="ce18">
            <text:p>0.764659</text:p>
          </table:table-cell>
          <table:table-cell office:value-type="float" office:value="1.5209966000000001" table:formula="msoxl:=AVERAGE(D23:D27)" table:style-name="ce18">
            <text:p>1.5209966</text:p>
          </table:table-cell>
          <table:table-cell office:value-type="float" office:value="3.0886588000000001" table:formula="msoxl:=AVERAGE(E23:E27)" table:style-name="ce18">
            <text:p>3.0886588</text:p>
          </table:table-cell>
          <table:table-cell office:value-type="float" office:value="6.1329073999999997" table:formula="msoxl:=AVERAGE(F23:F27)" table:style-name="ce18">
            <text:p>6.1329074</text:p>
          </table:table-cell>
          <table:table-cell office:value-type="float" office:value="12.426728600000001" table:formula="msoxl:=AVERAGE(G23:G27)" table:style-name="ce18">
            <text:p>12.426728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Dynamic</text:p>
          </table:table-cell>
          <table:table-cell office:value-type="string" table:number-columns-spanned="6" table:number-rows-spanned="1" table:style-name="ce10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4">
            <text:p>Entradas</text:p>
          </table:table-cell>
          <table:table-cell office:value-type="string" table:style-name="ce15">
            <text:p>2^7</text:p>
          </table:table-cell>
          <table:table-cell office:value-type="string" table:style-name="ce15">
            <text:p>2^8</text:p>
          </table:table-cell>
          <table:table-cell office:value-type="string" table:style-name="ce15">
            <text:p>2^9</text:p>
          </table:table-cell>
          <table:table-cell office:value-type="string" table:style-name="ce15">
            <text:p>2^10</text:p>
          </table:table-cell>
          <table:table-cell office:value-type="string" table:style-name="ce15">
            <text:p>2^11</text:p>
          </table:table-cell>
          <table:table-cell office:value-type="string" table:style-name="ce15">
            <text:p>2^12</text:p>
          </table:table-cell>
          <table:table-cell table:number-columns-repeated="1637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2.7962999999999998E-2" table:style-name="ce17">
            <text:p>0.027963</text:p>
          </table:table-cell>
          <table:table-cell office:value-type="float" office:value="5.0673999999999997E-2" table:style-name="ce17">
            <text:p>0.050674</text:p>
          </table:table-cell>
          <table:table-cell office:value-type="float" office:value="8.8553999999999994E-2" table:style-name="ce17">
            <text:p>0.088554</text:p>
          </table:table-cell>
          <table:table-cell office:value-type="float" office:value="0.16780400000000001" table:style-name="ce17">
            <text:p>0.167804</text:p>
          </table:table-cell>
          <table:table-cell office:value-type="float" office:value="0.33053900000000003" table:style-name="ce17">
            <text:p>0.330539</text:p>
          </table:table-cell>
          <table:table-cell office:value-type="float" office:value="0.64366100000000004" table:style-name="ce17">
            <text:p>0.643661</text:p>
          </table:table-cell>
          <table:table-cell table:number-columns-repeated="1637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2.3293000000000001E-2" table:style-name="ce17">
            <text:p>0.023293</text:p>
          </table:table-cell>
          <table:table-cell office:value-type="float" office:value="4.6226999999999997E-2" table:style-name="ce17">
            <text:p>0.046227</text:p>
          </table:table-cell>
          <table:table-cell office:value-type="float" office:value="9.0354000000000004E-2" table:style-name="ce17">
            <text:p>0.090354</text:p>
          </table:table-cell>
          <table:table-cell office:value-type="float" office:value="0.19464699999999999" table:style-name="ce17">
            <text:p>0.194647</text:p>
          </table:table-cell>
          <table:table-cell office:value-type="float" office:value="0.32373000000000002" table:style-name="ce17">
            <text:p>0.32373</text:p>
          </table:table-cell>
          <table:table-cell office:value-type="float" office:value="0.68875799999999998" table:style-name="ce17">
            <text:p>0.688758</text:p>
          </table:table-cell>
          <table:table-cell table:number-columns-repeated="1637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2.2568999999999999E-2" table:style-name="ce17">
            <text:p>0.022569</text:p>
          </table:table-cell>
          <table:table-cell office:value-type="float" office:value="4.5589999999999999E-2" table:style-name="ce17">
            <text:p>0.04559</text:p>
          </table:table-cell>
          <table:table-cell office:value-type="float" office:value="8.9591000000000004E-2" table:style-name="ce17">
            <text:p>0.089591</text:p>
          </table:table-cell>
          <table:table-cell office:value-type="float" office:value="0.18709999999999999" table:style-name="ce17">
            <text:p>0.1871</text:p>
          </table:table-cell>
          <table:table-cell office:value-type="float" office:value="0.32246399999999997" table:style-name="ce17">
            <text:p>0.322464</text:p>
          </table:table-cell>
          <table:table-cell office:value-type="float" office:value="0.662466" table:style-name="ce17">
            <text:p>0.662466</text:p>
          </table:table-cell>
          <table:table-cell table:number-columns-repeated="1637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2.2252999999999998E-2" table:style-name="ce17">
            <text:p>0.022253</text:p>
          </table:table-cell>
          <table:table-cell office:value-type="float" office:value="4.5106E-2" table:style-name="ce17">
            <text:p>0.045106</text:p>
          </table:table-cell>
          <table:table-cell office:value-type="float" office:value="8.9217000000000005E-2" table:style-name="ce17">
            <text:p>0.089217</text:p>
          </table:table-cell>
          <table:table-cell office:value-type="float" office:value="0.186277" table:style-name="ce17">
            <text:p>0.186277</text:p>
          </table:table-cell>
          <table:table-cell office:value-type="float" office:value="0.32186900000000002" table:style-name="ce20">
            <text:p>0.321869</text:p>
          </table:table-cell>
          <table:table-cell office:value-type="float" office:value="0.947824" table:style-name="ce17">
            <text:p>0.947824</text:p>
          </table:table-cell>
          <table:table-cell table:number-columns-repeated="1637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2.2171E-2" table:style-name="ce17">
            <text:p>0.022171</text:p>
          </table:table-cell>
          <table:table-cell office:value-type="float" office:value="4.4891E-2" table:style-name="ce17">
            <text:p>0.044891</text:p>
          </table:table-cell>
          <table:table-cell office:value-type="float" office:value="8.8953000000000004E-2" table:style-name="ce17">
            <text:p>0.088953</text:p>
          </table:table-cell>
          <table:table-cell office:value-type="float" office:value="0.18973999999999999" table:style-name="ce20">
            <text:p>0.18974</text:p>
          </table:table-cell>
          <table:table-cell office:value-type="float" office:value="0.32190000000000002" table:style-name="ce17">
            <text:p>0.3219</text:p>
          </table:table-cell>
          <table:table-cell office:value-type="float" office:value="0.72925300000000004" table:style-name="ce20">
            <text:p>0.729253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Média</text:p>
          </table:table-cell>
          <table:table-cell office:value-type="float" office:value="2.3649799999999999E-2" table:formula="msoxl:=AVERAGE(B32:B36)" table:style-name="ce18">
            <text:p>0.0236498</text:p>
          </table:table-cell>
          <table:table-cell office:value-type="float" office:value="4.6497599999999993E-2" table:formula="msoxl:=AVERAGE(C32:C36)" table:style-name="ce18">
            <text:p>0.0464976</text:p>
          </table:table-cell>
          <table:table-cell office:value-type="float" office:value="8.9333800000000005E-2" table:formula="msoxl:=AVERAGE(D32:D36)" table:style-name="ce18">
            <text:p>0.0893338</text:p>
          </table:table-cell>
          <table:table-cell office:value-type="float" office:value="0.18511359999999999" table:formula="msoxl:=AVERAGE(E32:E36)" table:style-name="ce18">
            <text:p>0.1851136</text:p>
          </table:table-cell>
          <table:table-cell office:value-type="float" office:value="0.32410040000000001" table:formula="msoxl:=AVERAGE(F32:F36)" table:style-name="ce18">
            <text:p>0.3241004</text:p>
          </table:table-cell>
          <table:table-cell office:value-type="float" office:value="0.73439239999999995" table:formula="msoxl:=AVERAGE(G32:G36)" table:style-name="ce18">
            <text:p>0.7343924</text:p>
          </table:table-cell>
          <table:table-cell table:number-columns-repeated="16377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style:font-family-generic="swiss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style:font-family-generic="swiss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style:font-family-generic="swiss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style:font-family-generic="swiss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style:font-family-generic="swiss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style:font-family-generic="swiss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style:font-family-generic="swiss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style:font-family-generic="swiss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style:font-family-generic="swiss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style:font-family-generic="swiss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style:font-family-generic="swiss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style:font-family-generic="swiss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style:font-family-generic="swiss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style:font-family-generic="swiss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style:font-family-generic="swiss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style:font-family-generic="swiss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style:font-family-generic="swiss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style:font-family-generic="swiss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style:font-family-generic="swiss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style:font-family-generic="swiss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style:font-family-generic="swiss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style:font-family-generic="swiss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style:font-family-generic="swiss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style:font-family-generic="swiss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style:font-family-generic="swiss"/>
    </style:style>
    <style:style style:name="Incorreto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Neutra" style:family="table-cel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swiss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lison Sampaio</meta:initial-creator>
    <dc:creator>Allison Sampaio</dc:creator>
    <meta:creation-date>2017-11-30T20:19:48Z</meta:creation-date>
    <dc:date>2017-12-02T02:18:17Z</dc:date>
    <meta:print-date>2017-12-02T02:13:27Z</meta:print-date>
    <meta:editing-cycles>32</meta:editing-cycles>
    <meta:editing-duration>PT9360S</meta:editing-duration>
  </office:meta>
</office:document-meta>
</file>